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adi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 size </text:p>
          </table:table-cell>
          <table:table-cell table:formula="of:=([.B1]*2)+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eight, px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eight, cell</text:p>
          </table:table-cell>
          <table:table-cell table:formula="of:=INT([.B2]/([.D1]))" office:value-type="float" office:value="66" calcext:value-type="float">
            <text:p>6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4]*[.D1])+[.B1]+1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65" calcext:value-type="float">
            <text:p>65</text:p>
          </table:table-cell>
          <table:table-cell/>
          <table:table-cell table:formula="of:=([.D2]-[.B5])*[.D1]+[.D1]/2"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20:43:53.156653453</meta:creation-date>
    <dc:date>2020-07-28T22:41:41.499236868</dc:date>
    <meta:editing-duration>P26DT1H37M28S</meta:editing-duration>
    <meta:editing-cycles>1</meta:editing-cycles>
    <meta:document-statistic meta:table-count="1" meta:cell-count="14" meta:object-count="0"/>
    <meta:generator>LibreOffice/6.1.5.2$Linux_X86_64 LibreOffice_project/10$Build-2</meta:generator>
  </office:meta>
</office:document-meta>
</file>